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.process( FOUserAgent userAgent , InputStream in , OutputStream out , FontInfo fontInfo , ResourceTracker resTracker , Map formResources , int pageCount , Rectangle2D documentBoundingBo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ResourceHandler.createMissingForm( String formName , final Dimension2D dim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Handler.reportInvalidD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andler.generateForms( ResourceTracker resTracker , FOUserAgent userAgent , Map formResources , PSGenerator ge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ResourceHandler.generatePaintProc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andler.registerSuppliedForms( ResourceTracker resTracker , Map formResour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andler.accept( DS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